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ida grande" svg:font-family="'lucida grande', tahoma, verdana, arial, sans-serif"/>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Signature">
      <style:paragraph-properties fo:text-align="center" style:justify-single-word="false"/>
    </style:style>
    <style:style style:name="P3" style:family="paragraph" style:parent-style-name="Signature">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Heading">
      <style:paragraph-properties fo:break-before="page"/>
    </style:style>
    <style:style style:name="P7" style:family="paragraph" style:parent-style-name="Subtitle" style:master-page-name="First_20_Page">
      <style:paragraph-properties style:page-number="auto"/>
    </style:style>
    <style:style style:name="P8" style:family="paragraph" style:parent-style-name="Table_20_Contents">
      <style:paragraph-properties fo:text-align="center" style:justify-single-word="false"/>
    </style:style>
    <style:style style:name="P9" style:family="paragraph" style:parent-style-name="Standard">
      <style:paragraph-properties fo:margin-left="0cm" fo:margin-right="0cm" fo:text-align="justify" style:justify-single-word="false" fo:text-indent="0cm" style:auto-text-indent="false"/>
      <style:text-properties style:font-name="Times New Roman" style:font-name-complex="Times New Roman1"/>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start" style:justify-single-word="false"/>
    </style:style>
    <style:style style:name="P13" style:family="paragraph" style:parent-style-name="Text_20_body" style:list-style-name="L1"/>
    <style:style style:name="P14" style:family="paragraph" style:parent-style-name="Text_20_body">
      <style:text-properties style:use-window-font-color="true" style:font-name="DejaVu Sans" fo:font-size="12pt" fo:font-weight="normal" style:font-name-asian="TimesNewRomanPSMT" style:font-size-asian="12pt" style:font-weight-asian="normal" style:font-name-complex="TimesNewRomanPSMT" style:font-size-complex="12pt" style:font-weight-complex="normal"/>
    </style:style>
    <style:style style:name="P15" style:family="paragraph" style:parent-style-name="Text_20_body">
      <style:paragraph-properties fo:margin-left="0cm" fo:margin-right="0cm" fo:text-align="justify" style:justify-single-word="false" fo:text-indent="0cm" style:auto-text-indent="false"/>
      <style:text-properties style:font-name="Times New Roman" style:font-name-complex="Times New Roman1"/>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ubject/><text:subject/>The Software Development Life Cycle Group Project</text:p>
      <text:p text:style-name="Title">Maintenance manual<text:title/></text:p>
      <table:table table:name="Properties" table:style-name="Properties">
        <table:table-column table:style-name="Properties.A" table:number-columns-repeated="2"/>
        <table:table-row>
          <table:table-cell table:style-name="Properties.A1" office:value-type="string">
            <text:p text:style-name="P1">Author(s)</text:p>
          </table:table-cell>
          <table:table-cell table:style-name="Properties.B1" office:value-type="string">
            <text:p text:style-name="Table_20_Contents">John Bolton, Sam Clements, Stoyko Kodzhabashev, Miles Warburton</text:p>
          </table:table-cell>
        </table:table-row>
        <table:table-row>
          <table:table-cell table:style-name="Properties.A1" office:value-type="string">
            <text:p text:style-name="P1">Configuration Reference</text:p>
          </table:table-cell>
          <table:table-cell table:style-name="Properties.B1" office:value-type="string">
            <text:p text:style-name="Table_20_Contents"/>
          </table:table-cell>
        </table:table-row>
        <table:table-row>
          <table:table-cell table:style-name="Properties.B1" office:value-type="string">
            <text:p text:style-name="P1">Last Updated</text:p>
          </table:table-cell>
          <table:table-cell table:style-name="Properties.B3" office:value-type="date" office:date-value="2013-02-17">
            <text:p text:style-name="Table_20_Contents">17/02/13</text:p>
          </table:table-cell>
        </table:table-row>
        <table:table-row>
          <table:table-cell table:style-name="Properties.B1" office:value-type="string">
            <text:p text:style-name="P1">Version Number</text:p>
          </table:table-cell>
          <table:table-cell table:style-name="Properties.B4" office:value-type="float" office:value="1">
            <text:p text:style-name="Table_20_Contents">1</text:p>
          </table:table-cell>
        </table:table-row>
        <table:table-row>
          <table:table-cell table:style-name="Properties.B1" office:value-type="string">
            <text:p text:style-name="P1">Document Status</text:p>
          </table:table-cell>
          <table:table-cell table:style-name="Properties.B1" office:value-type="string">
            <text:p text:style-name="Table_20_Contents"><text:variable-set text:name="DocumentStatus" office:value-type="string">For Review</text:variable-set></text:p>
          </table:table-cell>
        </table:table-row>
      </table:table>
      <text:p text:style-name="P3"><draw:frame draw:style-name="fr1" draw:name="Frame1" text:anchor-type="paragraph" fo:min-width="8.5cm" style:rel-width="50%" draw:z-index="0"><draw:text-box fo:min-height="0.499cm"><text:p text:style-name="P3">Department of Computer Science</text:p><text:p text:style-name="P3">Aberystwyth University</text:p><text:p text:style-name="P3">Aberystwyth</text:p><text:p text:style-name="P3">Ceredigion</text:p><text:p text:style-name="P3">SY23 3DB</text:p><text:p text:style-name="P2"/><text:p text:style-name="P2">Copyright © Aberystwyth University 2012-13</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10">1Program description<text:tab/>3</text:p>
          <text:p text:style-name="P10">2Program structure<text:tab/>3</text:p>
          <text:p text:style-name="P10">3Algorithms<text:tab/>3</text:p>
          <text:p text:style-name="P10">4Main Data Areas<text:tab/>4</text:p>
          <text:p text:style-name="P10">5Files<text:tab/>4</text:p>
          <text:p text:style-name="P10">6Interfaces<text:tab/>4</text:p>
          <text:p text:style-name="P10">7Suggestions For Improvements<text:tab/>4</text:p>
          <text:p text:style-name="P10">8Things to watch when making changes<text:tab/>4</text:p>
          <text:p text:style-name="P10">9Physical limitations of the program<text:tab/>4</text:p>
          <text:p text:style-name="P10">10Rebuilding and testing<text:tab/>4</text:p>
          <text:p text:style-name="P10">11REFERENCES<text:tab/>5</text:p>
          <text:p text:style-name="P10">12DOCUMENT CHANGE HISTORY<text:tab/>5</text:p>
        </text:index-body>
      </text:table-of-content>
      <text:p text:style-name="P3"/>
      <text:p text:style-name="P4"/>
      <text:h text:style-name="P5" text:outline-level="1" text:restart-numbering="true" text:start-value="-1">Program description</text:h>
      <text:p text:style-name="P4">This program is a game that is designed to teach about evolution. Each user has monsters that they are able to breed, trade and fight with. These monsters have several statistics that vary in strength over their lifetime. Monsters will eventually die of old age. The user will only be able to interact with other users that they have added to their friends list. Fights will result in the death of the losing monster and the winning user will receive a currency reward. Users are able to purchase monsters from friends or offer their own up for sale. Two monsters may be bred to create an offspring that will have statistics similar to their parents. A user may offer a monster for their friends to breed with for a cash price. The objective of the game is to collect as much money as possible.</text:p>
      <text:h text:style-name="Heading_20_1" text:outline-level="1">Program structure</text:h>
      <text:p text:style-name="Text_20_body">The program, while not fully completed, has several significant components:</text:p>
      <text:p text:style-name="Text_20_body"/>
      <text:list xml:id="list2553237634324367562" text:style-name="L1">
        <text:list-item>
          <text:p text:style-name="P13">The data structures -- `aber.dcs.cs211.group07.data` -- which contains a large number of classes detailing the various objects that the program uses or had plans to use (for instance, the Request and Offer classes ended up unused).</text:p>
          <text:p text:style-name="P13"/>
        </text:list-item>
        <text:list-item>
          <text:p text:style-name="P13">The database classes, and the database itself. This includes a few classes designed to make connecting and using the tables easier (MonsterTableConnector, PlayerTableConnector). These were not in the original design, but were created during the project as a quicker way to handle the SQL connections than using individual SQL command across the codebase -- basically, a very rudimentary ORM (Object-Relational Mapper). The database itself was a MySQL db, with the tables setup manually using PHPMyAdmin. However, the original SQL commands to setup the database can be found in `src/monstermash/WEB-INF/classes/aber/dcs/cs211/group07/db` under the names `monster_mash.sql` and `monster_mashupdated.sql`.</text:p>
        </text:list-item>
      </text:list>
      <text:p text:style-name="Text_20_body"/>
      <text:list xml:id="list28676846" text:continue-numbering="true" text:style-name="L1">
        <text:list-item>
          <text:p text:style-name="P13">The JSP/HTML front end. This includes the various pages that were done as part of the frontend. Multiple versions or styles exist, mostly due to miscommunication or lack of communication in the group. These are found under `src/monstermash`, as well as in the `servlets` package. Due to difficulty understanding and running tomcat -- especially under mixed development environments, a lot of this couldn't be tested locally by the authors and so had to be publised to the live server to test this.</text:p>
          <text:p text:style-name="P13"/>
        </text:list-item>
        <text:list-item>
          <text:p text:style-name="P13">The servlets back end. This includes most of the servlets, which were intended to handle the inter-server API. This was one of the least finished pieces of the program, due to having unclear and changing requirements through the project -- it was only during the final weeks that an API standard was finalized. It was also difficult to test without having a clear API or other servers to test against, which resulted in a lot of the code remaining untested.</text:p>
        </text:list-item>
      </text:list>
      <text:h text:style-name="Heading_20_1" text:outline-level="1">Algorithms</text:h>
      <text:p text:style-name="Text_20_body">Refer to the design document</text:p>
      <text:h text:style-name="Heading_20_1" text:outline-level="1"><text:soft-page-break/>Main Data Areas</text:h>
      <text:p text:style-name="Text_20_body">The data structures are defined in the Design Specification, under the heading "Monster Mash Significant Classes".</text:p>
      <text:h text:style-name="Heading_20_1" text:outline-level="1">Files</text:h>
      <text:p text:style-name="Text_20_body">Our program used no fixed or created files, as all data was stored in an SQL database.</text:p>
      <text:p text:style-name="Text_20_body"/>
      <text:p text:style-name="Text_20_body">A dump of the SQL database from the instance of our application can be found in `sql/handyman_monster.sql`.</text:p>
      <text:h text:style-name="Heading_20_1" text:outline-level="1">Interfaces</text:h>
      <text:p text:style-name="Text_20_body">Refer to the design document</text:p>
      <text:h text:style-name="Heading_20_1" text:outline-level="1">Suggestions For Improvements</text:h>
      <text:p text:style-name="Standard">Most of the coding was done to the design specification, but as for actually implementing it we only managed to get a few things working. The front end of the website only works for registering and logging in, all other features have yet to be implemented. The back end funtionality is present for many of the features, as can be seen in the source code, but the servlets which implement this code are not yet functional. Getting these pieces of code to work would be the best way to improve the program.</text:p>
      <text:h text:style-name="Heading_20_1" text:outline-level="1">Things to watch when making changes</text:h>
      <text:p text:style-name="Standard">Make sure to read the documentation regarding which API you're using/going to use as this is very important for implementing server to server communication.</text:p>
      <text:p text:style-name="Standard">If you're going edit the database, make sure that it is reflected in the source code, as this program relies heavily on a MySQL back end to store its data.</text:p>
      <text:h text:style-name="Heading_20_1" text:outline-level="1">Physical limitations of the program</text:h>
      <text:p text:style-name="Standard">Our system hasn't been stress tested, so it is uncertain how it will perform during times of <text:s/>high traffic.</text:p>
      <text:h text:style-name="Heading_20_1" text:outline-level="1">Rebuilding and testing</text:h>
      <text:p text:style-name="P9">When rebuilding the project it is important to run the JUnit tests first. They can be located in the source code of the project can be run easily through any IDE if you have the needed library. If any of the tests fail you will be given a message saying which test failed and information on what this test was testing. They are checking all the constructors of the project and whether the algorithms in them are working with the current version of the project. If all the JUnit test pass all changed or updated files need to be uploaded to the server which is running the project. If there are any changes to the database or the way the information is stored the actual database may need some changes. After setting up the project you need to run all the tests described in the ‘Test specification’ document. Each of them have input and output described as well as a pass criteria which describes whether each of the tests have passed or not. If new tests are needed depending on the changes made this should be another JUnit test or a test described in the ‘Test specification’ document. If it’s a JUnit test related to a new class a new JUnit class should be created and it should be testing all the functionality of the new class. If it’s a test for the ‘Test specification’ document the test need to be <text:soft-page-break/>included and described in the appropriate section of the test table.</text:p>
      <text:p text:style-name="P9"/>
      <text:h text:style-name="Heading_20_1" text:outline-level="1">REFERENCES</text:h>
      <text:p text:style-name="P14"/>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11">Version</text:p>
            </table:table-cell>
            <table:table-cell table:style-name="Changes.A1" office:value-type="string">
              <text:p text:style-name="P11">CCF No.</text:p>
            </table:table-cell>
            <table:table-cell table:style-name="Changes.A1" office:value-type="string">
              <text:p text:style-name="P11">Date</text:p>
            </table:table-cell>
            <table:table-cell table:style-name="Changes.A1" office:value-type="string">
              <text:p text:style-name="P12">Sections changed</text:p>
            </table:table-cell>
            <table:table-cell table:style-name="Changes.E1" office:value-type="string">
              <text:p text:style-name="P12">Changed by</text:p>
            </table:table-cell>
          </table:table-row>
        </table:table-header-rows>
        <table:table-row table:style-name="Changes.1">
          <table:table-cell table:style-name="Changes.A2" office:value-type="float" office:value="1">
            <text:p text:style-name="P8">1</text:p>
          </table:table-cell>
          <table:table-cell table:style-name="Changes.B2" office:value-type="string">
            <text:p text:style-name="P8">N/A</text:p>
          </table:table-cell>
          <table:table-cell table:style-name="Changes.C2" office:value-type="date" office:date-value="2013-02-18">
            <text:p text:style-name="P8">18/02/13</text:p>
          </table:table-cell>
          <table:table-cell table:style-name="Changes.B2" office:value-type="string">
            <text:p text:style-name="Table_20_Contents">Document created</text:p>
          </table:table-cell>
          <table:table-cell table:style-name="Changes.E2" office:value-type="string">
            <text:p text:style-name="Table_20_Contents">John Bolto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ida grande" svg:font-family="'lucida grande', tahoma, verdana, arial, sans-serif"/>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11:19:04.91</meta:creation-date>
    <dc:date>2013-02-18T08:51:57.79</dc:date>
    <meta:editing-duration>PT1H12M</meta:editing-duration>
    <meta:editing-cycles>3</meta:editing-cycles>
    <meta:generator>OpenOffice.org/3.4$Win32 OpenOffice.org_project/340m1$Build-9590</meta:generator>
    <meta:document-statistic meta:table-count="2" meta:image-count="0" meta:object-count="0" meta:page-count="5" meta:paragraph-count="68" meta:word-count="1077" meta:character-count="6380"/>
  </office:meta>
</office:document-meta>
</file>